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f2b4e" officeooo:paragraph-rsid="000f2b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a todas as questões, considere que as variáveis `f`, `g`, `h`, `i` e `j` são do tipo inteiro (16 bits na arquitetura do MSP430), e que o vetor `A[]` é do tipo inteiro. Estas variáveis estão armazenadas nos seguintes registradores:</text:p>
      <text:p text:style-name="P1"/>
      <text:p text:style-name="P1">- f: R4</text:p>
      <text:p text:style-name="P1">- g: R5</text:p>
      <text:p text:style-name="P1">- h: R6</text:p>
      <text:p text:style-name="P1">- i: R7</text:p>
      <text:p text:style-name="P1">- j: R8</text:p>
      <text:p text:style-name="P1">- A: R9</text:p>
      <text:p text:style-name="P1"/>
      <text:p text:style-name="P1">Utilize os registradores R11, R12, R13, R14 e R15 para armazenar valores temporários.</text:p>
      <text:p text:style-name="P1"/>
      <text:p text:style-name="P1">1. Traduza as seguintes linhas em C para a linguagem assembly do MSP430. Utilize somente as seguintes instruções: mov.w, add.w, sub.w, clr.w, dec.w, decd.w, inc.w e incd.w.</text:p>
      <text:p text:style-name="P1"/>
      <text:p text:style-name="P1">(a) `f *= 5;`</text:p>
      <text:p text:style-name="P1"/>
      <text:p text:style-name="P1">(b) `g *= 6;`</text:p>
      <text:p text:style-name="P1"/>
      <text:p text:style-name="P1">(d) `A[2] = 6*A[1] + 5*A[0];`</text:p>
      <text:p text:style-name="P1"/>
      <text:p text:style-name="P1">(e) `A[3] = 3*f - 5*h;`</text:p>
      <text:p text:style-name="P1"/>
      <text:p text:style-name="P1">(f) `A[5] = 6*(f - 2*h);`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4T15:25:04.705241446</meta:creation-date>
    <dc:date>2017-08-25T11:01:35.715523948</dc:date>
    <meta:editing-duration>PT19H26M20S</meta:editing-duration>
    <meta:editing-cycles>1</meta:editing-cycles>
    <meta:document-statistic meta:table-count="0" meta:image-count="0" meta:object-count="0" meta:page-count="1" meta:paragraph-count="14" meta:word-count="124" meta:character-count="635" meta:non-whitespace-character-count="525"/>
    <meta:generator>LibreOffice/5.1.6.2$Linux_X86_64 LibreOffice_project/10m0$Build-2</meta:generator>
  </office:meta>
</office:document-meta>
</file>